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4.165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1.792cm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681cm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84cm" fo:min-width="1.088cm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006cm" fo:padding-top="0.142cm" fo:padding-bottom="0.142cm" fo:padding-left="0.267cm" fo:padding-right="0.26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1.278cm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-color="#ffffff" draw:opacity="0%"/>
      <style:paragraph-properties fo:text-align="center"/>
      <style:text-properties fo:font-size="10.800000190734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4.699cm" svg:height="1.143cm" svg:x="4.712cm" svg:y="7.185cm">
          <text:p text:style-name="P1"><text:span text:style-name="T1">DistributionChamberEle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8" draw:id="id8">
          <draw:custom-shape draw:style-name="gr2" draw:text-style-name="P2" xml:id="id1" draw:id="id1" draw:layer="layout" svg:width="2.099cm" svg:height="1.143cm" svg:x="3.611cm" svg:y="2.908cm">
            <text:p text:style-name="P1"><text:span text:style-name="T1">Wash-out</text:span></text:p>
            <text:p text:style-name="P1"><text:span text:style-name="T1">Chamb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5" draw:id="id5" draw:layer="layout" svg:width="2.099cm" svg:height="1.143cm" svg:x="8.411cm" svg:y="2.908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3" draw:id="id3" draw:layer="layout" svg:width="2.099cm" svg:height="1.143cm" svg:x="6.012cm" svg:y="2.908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2" draw:id="id2" draw:layer="layout" svg:width="2.081cm" svg:height="1.143cm" svg:x="3.63cm" svg:y="4.751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4" draw:id="id4" draw:layer="layout" svg:width="2.081cm" svg:height="1.143cm" svg:x="6.011cm" svg:y="4.751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6" draw:id="id6" draw:layer="layout" svg:width="2.081cm" svg:height="1.143cm" svg:x="8.43cm" svg:y="4.751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7.299cm" svg:height="3.4cm" svg:x="3.412cm" svg:y="2.65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4" draw:layer="layout" draw:type="line" svg:x1="4.661cm" svg:y1="4.051cm" svg:x2="4.672cm" svg:y2="4.751cm" draw:start-shape="id1" draw:start-glue-point="2" draw:end-shape="id2" draw:end-glue-point="4" svg:d="M4661 4051l11 700" svg:viewBox="0 0 12 701">
            <text:p/>
          </draw:connector>
          <draw:connector draw:style-name="gr5" draw:text-style-name="P4" draw:layer="layout" draw:type="line" svg:x1="7.062cm" svg:y1="4.051cm" svg:x2="7.053cm" svg:y2="4.751cm" draw:start-shape="id3" draw:start-glue-point="2" draw:end-shape="id4" draw:end-glue-point="4" svg:d="M7062 4051l-9 700" svg:viewBox="0 0 10 701">
            <text:p/>
          </draw:connector>
          <draw:connector draw:style-name="gr5" draw:text-style-name="P4" draw:layer="layout" draw:type="line" svg:x1="9.461cm" svg:y1="4.051cm" svg:x2="9.472cm" svg:y2="4.751cm" draw:start-shape="id5" draw:start-glue-point="2" draw:end-shape="id6" draw:end-glue-point="4" svg:d="M9461 4051l11 700" svg:viewBox="0 0 12 701">
            <text:p/>
          </draw:connector>
        </draw:g>
        <draw:connector draw:style-name="gr5" draw:text-style-name="P4" draw:layer="layout" draw:type="line" svg:x1="7.062cm" svg:y1="7.185cm" svg:x2="7.062cm" svg:y2="6.051cm" draw:start-shape="id7" draw:start-glue-point="0" draw:end-shape="id8" svg:d="M7062 7185v-1134" svg:viewBox="0 0 1 1135">
          <text:p/>
        </draw:connector>
        <draw:custom-shape draw:style-name="gr6" draw:text-style-name="P2" xml:id="id12" draw:id="id12" draw:layer="layout" svg:width="2.181cm" svg:height="1.143cm" svg:x="15.295cm" svg:y="7.223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2.099cm" svg:height="1.143cm" svg:x="15.377cm" svg:y="5.507cm">
          <text:p text:style-name="P1"><text:span text:style-name="T1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xml:id="id9" draw:id="id9" draw:layer="layout" svg:width="2.181cm" svg:height="1.143cm" svg:x="15.344cm" svg:y="3.774cm">
          <text:p text:style-name="P1"><text:span text:style-name="T1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2.099cm" svg:height="1.143cm" svg:x="15.35cm" svg:y="2.017cm">
          <text:p text:style-name="P1"><text:span text:style-name="T1">Sewerag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4" draw:layer="layout" draw:type="line" svg:x1="16.436cm" svg:y1="3.774cm" svg:x2="16.4cm" svg:y2="3.16cm" draw:start-shape="id9" draw:start-glue-point="4" draw:end-shape="id10" draw:end-glue-point="2" svg:d="M16436 3774l-36-614" svg:viewBox="0 0 37 615">
          <text:p/>
        </draw:connector>
        <draw:connector draw:style-name="gr5" draw:text-style-name="P4" draw:layer="layout" draw:type="line" svg:x1="16.427cm" svg:y1="5.507cm" svg:x2="16.436cm" svg:y2="4.917cm" draw:start-shape="id11" draw:start-glue-point="0" draw:end-shape="id9" draw:end-glue-point="8" svg:d="M16427 5507l9-590" svg:viewBox="0 0 10 591">
          <text:p/>
        </draw:connector>
        <draw:connector draw:style-name="gr5" draw:text-style-name="P4" draw:layer="layout" draw:type="line" svg:x1="16.387cm" svg:y1="7.223cm" svg:x2="16.427cm" svg:y2="6.65cm" draw:start-shape="id12" draw:start-glue-point="4" draw:end-shape="id11" draw:end-glue-point="2" svg:d="M16387 7223l40-573" svg:viewBox="0 0 41 574">
          <text:p/>
        </draw:connector>
        <draw:custom-shape draw:style-name="gr7" draw:text-style-name="P2" xml:id="id13" draw:id="id13" draw:layer="layout" svg:width="2.326cm" svg:height="1.143cm" svg:x="19.331cm" svg:y="7.204cm">
          <text:p text:style-name="P1"><text:span text:style-name="T1">Flow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4" draw:layer="layout" draw:type="line" svg:x1="19.331cm" svg:y1="7.775cm" svg:x2="17.477cm" svg:y2="7.795cm" draw:start-shape="id13" draw:end-shape="id12" draw:end-glue-point="6" svg:d="M19331 7775l-1854 20" svg:viewBox="0 0 1855 21">
          <text:p/>
        </draw:connector>
        <draw:g>
          <draw:custom-shape draw:style-name="gr2" draw:text-style-name="P2" xml:id="id14" draw:id="id14" draw:layer="layout" svg:width="2.099cm" svg:height="1.143cm" svg:x="17.902cm" svg:y="3.074cm">
            <text:p text:style-name="P1"><text:span text:style-name="T1">Pumping</text:span></text:p>
            <text:p text:style-name="P1"><text:span text:style-name="T1">Mai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18" draw:id="id18" draw:layer="layout" svg:width="2.099cm" svg:height="1.143cm" svg:x="22.702cm" svg:y="3.074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16" draw:id="id16" draw:layer="layout" svg:width="2.099cm" svg:height="1.143cm" svg:x="20.303cm" svg:y="3.074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2" xml:id="id15" draw:id="id15" draw:layer="layout" svg:width="2.081cm" svg:height="1.143cm" svg:x="17.921cm" svg:y="4.917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7" draw:id="id17" draw:layer="layout" svg:width="2.081cm" svg:height="1.143cm" svg:x="20.302cm" svg:y="4.917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9" draw:id="id19" draw:layer="layout" svg:width="2.081cm" svg:height="1.143cm" svg:x="22.721cm" svg:y="4.917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7.299cm" svg:height="3.4cm" svg:x="17.703cm" svg:y="2.81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4" draw:layer="layout" draw:type="line" svg:x1="18.952cm" svg:y1="4.217cm" svg:x2="18.962cm" svg:y2="4.917cm" draw:start-shape="id14" draw:start-glue-point="2" draw:end-shape="id15" svg:d="M18952 4217l10 700" svg:viewBox="0 0 11 701">
            <text:p/>
          </draw:connector>
          <draw:connector draw:style-name="gr5" draw:text-style-name="P4" draw:layer="layout" draw:type="line" svg:x1="21.353cm" svg:y1="4.217cm" svg:x2="21.344cm" svg:y2="4.917cm" draw:start-shape="id16" draw:start-glue-point="2" draw:end-shape="id17" draw:end-glue-point="4" svg:d="M21353 4217l-9 700" svg:viewBox="0 0 10 701">
            <text:p/>
          </draw:connector>
          <draw:connector draw:style-name="gr5" draw:text-style-name="P4" draw:layer="layout" draw:type="line" svg:x1="23.752cm" svg:y1="4.217cm" svg:x2="23.763cm" svg:y2="4.917cm" draw:start-shape="id18" draw:start-glue-point="2" draw:end-shape="id19" draw:end-glue-point="4" svg:d="M23752 4217l11 700" svg:viewBox="0 0 12 701">
            <text:p/>
          </draw:connector>
        </draw:g>
        <draw:connector draw:style-name="gr5" draw:text-style-name="P4" draw:layer="layout" draw:type="line" svg:x1="20.494cm" svg:y1="7.204cm" svg:x2="20.924cm" svg:y2="6.217cm" draw:start-shape="id13" draw:start-glue-point="0" svg:d="M20494 7204l430-987" svg:viewBox="0 0 431 988">
          <text:p/>
        </draw:connector>
        <draw:custom-shape draw:style-name="gr8" draw:text-style-name="P2" xml:id="id21" draw:id="id21" draw:layer="layout" svg:width="3.215cm" svg:height="1.143cm" svg:x="18.906cm" svg:y="12.927cm">
          <text:p text:style-name="P1"><text:span text:style-name="T1">Sloped, CenterLin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5" xml:id="id20" draw:id="id20" draw:layer="layout" svg:width="3.175cm" svg:height="2.667cm" svg:x="18.907cm" svg:y="9.244cm">
          <text:p text:style-name="P1"><text:span text:style-name="T2">GetPipeProper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type="line" svg:x1="20.494cm" svg:y1="8.347cm" svg:x2="20.495cm" svg:y2="9.244cm" draw:start-shape="id13" draw:start-glue-point="2" draw:end-shape="id20" draw:end-glue-point="4" svg:d="M20494 8347l1 897" svg:viewBox="0 0 2 898">
          <text:p/>
        </draw:connector>
        <draw:connector draw:style-name="gr5" draw:text-style-name="P4" draw:layer="layout" draw:type="line" svg:x1="20.512cm" svg:y1="11.911cm" svg:x2="20.514cm" svg:y2="12.927cm" draw:end-shape="id21" draw:end-glue-point="0" svg:d="M20512 11911l2 1016" svg:viewBox="0 0 3 1017">
          <text:p/>
        </draw:connector>
        <draw:custom-shape draw:style-name="gr9" draw:text-style-name="P5" xml:id="id22" draw:id="id22" draw:layer="layout" svg:width="3.175cm" svg:height="2.667cm" svg:x="11.287cm" svg:y="12.165cm">
          <text:p text:style-name="P1"><text:span text:style-name="T2">IsObjs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type="line" svg:x1="18.907cm" svg:y1="13.498cm" svg:x2="14.462cm" svg:y2="13.499cm" draw:start-shape="id21" draw:start-glue-point="3" draw:end-shape="id22" draw:end-glue-point="7" svg:d="M18907 13498l-4445 1" svg:viewBox="0 0 4446 2">
          <text:p/>
        </draw:connector>
        <draw:connector draw:style-name="gr5" draw:text-style-name="P4" draw:layer="layout" svg:x1="7.062cm" svg:y1="8.328cm" svg:x2="11.287cm" svg:y2="13.499cm" draw:start-shape="id7" draw:start-glue-point="2" draw:end-shape="id22" draw:end-glue-point="5" svg:d="M7062 8328v5171h4225" svg:viewBox="0 0 4226 5172">
          <text:p/>
        </draw:connector>
        <draw:connector draw:style-name="gr5" draw:text-style-name="P4" draw:layer="layout" svg:x1="4.713cm" svg:y1="7.756cm" svg:x2="8.753cm" svg:y2="17.112cm" draw:start-shape="id7" draw:start-glue-point="3" draw:end-shape="id23" draw:end-glue-point="5" svg:d="M4713 7756h-541v9356h4581" svg:viewBox="0 0 4582 9357">
          <text:p/>
        </draw:connector>
        <draw:custom-shape draw:style-name="gr9" draw:text-style-name="P5" xml:id="id23" draw:id="id23" draw:layer="layout" svg:width="3.175cm" svg:height="2.667cm" svg:x="8.753cm" svg:y="15.778cm">
          <text:p text:style-name="P1"><text:span text:style-name="T2">GetBoundingBo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24" draw:id="id24" draw:layer="layout" svg:width="2.54cm" svg:height="1.143cm" svg:x="13.706cm" svg:y="16.54cm">
          <text:p text:style-name="P1"><text:span text:style-name="T1">MidPos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4" draw:layer="layout" svg:x1="11.928cm" svg:y1="17.112cm" svg:x2="13.706cm" svg:y2="17.111cm" draw:start-shape="id23" draw:start-glue-point="7" draw:end-shape="id24" svg:d="M11928 17112h881v-1h897" svg:viewBox="0 0 1779 2">
          <text:p/>
        </draw:connector>
        <draw:custom-shape draw:style-name="gr9" draw:text-style-name="P5" xml:id="id25" draw:id="id25" draw:layer="layout" svg:width="3.175cm" svg:height="2.667cm" svg:x="18.927cm" svg:y="15.848cm">
          <text:p text:style-name="P1"><text:span text:style-name="T2">GetNearestPoi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20.514cm" svg:y1="14.07cm" svg:x2="20.512cm" svg:y2="15.848cm" draw:start-shape="id21" draw:start-glue-point="2" svg:d="M20514 14070v1148h-2v630" svg:viewBox="0 0 3 1779">
          <text:p/>
        </draw:connector>
        <draw:custom-shape draw:style-name="gr8" draw:text-style-name="P2" xml:id="id26" draw:id="id26" draw:layer="layout" svg:width="3.215cm" svg:height="1.143cm" svg:x="18.894cm" svg:y="19.512cm">
          <text:p text:style-name="P1"><text:span text:style-name="T1">Nearest Poi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4" draw:layer="layout" svg:x1="20.515cm" svg:y1="18.515cm" svg:x2="20.502cm" svg:y2="19.512cm" draw:start-shape="id25" draw:start-glue-point="6" draw:end-shape="id26" draw:end-glue-point="0" svg:d="M20515 18515v490h-13v507" svg:viewBox="0 0 14 998">
          <text:p/>
        </draw:connector>
        <draw:custom-shape draw:style-name="gr8" draw:text-style-name="P2" xml:id="id27" draw:id="id27" draw:layer="layout" svg:width="3.215cm" svg:height="1.143cm" svg:x="23.311cm" svg:y="11.53cm">
          <text:p text:style-name="P1"><text:span text:style-name="T1">StartPoi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xml:id="id28" draw:id="id28" draw:layer="layout" svg:width="3.215cm" svg:height="1.143cm" svg:x="23.311cm" svg:y="14.197cm">
          <text:p text:style-name="P1"><text:span text:style-name="T1">EndPoi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4" draw:layer="layout" svg:x1="22.122cm" svg:y1="13.498cm" svg:x2="23.312cm" svg:y2="12.101cm" draw:start-shape="id21" draw:start-glue-point="1" draw:end-shape="id27" draw:end-glue-point="3" svg:d="M22122 13498h595v-1397h595" svg:viewBox="0 0 1191 1398">
          <text:p/>
        </draw:connector>
        <draw:connector draw:style-name="gr5" draw:text-style-name="P4" draw:layer="layout" svg:x1="22.122cm" svg:y1="13.498cm" svg:x2="23.312cm" svg:y2="14.768cm" draw:start-shape="id21" draw:start-glue-point="1" draw:end-shape="id28" draw:end-glue-point="3" svg:d="M22122 13498h595v1270h595" svg:viewBox="0 0 1191 1271">
          <text:p/>
        </draw:connector>
        <draw:custom-shape draw:style-name="gr11" draw:text-style-name="P5" xml:id="id29" draw:id="id29" draw:layer="layout" svg:width="3.556cm" svg:height="3.175cm" svg:x="22.971cm" svg:y="20.05cm">
          <text:p text:style-name="P1"><text:span text:style-name="T2">If NearestPoint</text:span></text:p>
          <text:p text:style-name="P1"><text:span text:style-name="T2">&lt;</text:span></text:p>
          <text:p text:style-name="P1"><text:span text:style-name="T2">Start/EndPoi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20.502cm" svg:y1="20.655cm" svg:x2="22.971cm" svg:y2="21.638cm" draw:start-shape="id26" draw:start-glue-point="2" draw:end-shape="id29" draw:end-glue-point="5" svg:d="M20502 20655v983h2469" svg:viewBox="0 0 2470 984">
          <text:p/>
        </draw:connector>
        <draw:connector draw:style-name="gr12" draw:text-style-name="P1" xml:id="id30" draw:id="id30" draw:layer="layout" svg:x1="26.527cm" svg:y1="12.101cm" svg:x2="26.527cm" svg:y2="14.768cm" draw:start-shape="id27" draw:start-glue-point="1" draw:end-shape="id28" draw:end-glue-point="1" svg:d="M26527 12101h518v2667h-518" svg:viewBox="0 0 519 2668">
          <text:p/>
        </draw:connector>
        <draw:connector draw:style-name="gr5" draw:text-style-name="P4" draw:layer="layout" svg:x1="27.045cm" svg:y1="13.434cm" svg:x2="26.527cm" svg:y2="21.638cm" draw:start-shape="id30" draw:start-glue-point="0" draw:end-shape="id29" draw:end-glue-point="7" svg:d="M27045 13434h501v8204h-1019" svg:viewBox="0 0 1020 8205">
          <text:p/>
        </draw:connector>
        <draw:custom-shape draw:style-name="gr13" draw:text-style-name="P2" xml:id="id31" draw:id="id31" draw:layer="layout" svg:width="2.159cm" svg:height="1.143cm" svg:x="23.669cm" svg:y="24.622cm">
          <text:p text:style-name="P1"><text:span text:style-name="T1">Tru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4" draw:layer="layout" draw:type="line" svg:x1="24.749cm" svg:y1="23.225cm" svg:x2="24.749cm" svg:y2="24.622cm" draw:start-shape="id29" draw:start-glue-point="6" draw:end-shape="id31" draw:end-glue-point="0" svg:d="M24749 23225v1397" svg:viewBox="0 0 1 1398">
          <text:p/>
        </draw:connector>
        <draw:connector draw:style-name="gr5" draw:text-style-name="P4" draw:layer="layout" draw:type="line" svg:x1="16.246cm" svg:y1="17.111cm" svg:x2="18.927cm" svg:y2="17.182cm" draw:start-shape="id24" draw:start-glue-point="1" draw:end-shape="id25" draw:end-glue-point="5" svg:d="M16246 17111l2681 71" svg:viewBox="0 0 2682 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4T10:49:22.840000000</meta:creation-date>
    <dc:date>2019-01-24T15:04:00.623000000</dc:date>
    <meta:editing-duration>PT3M46S</meta:editing-duration>
    <meta:editing-cycles>1</meta:editing-cycles>
    <meta:document-statistic meta:object-count="60"/>
    <meta:generator>LibreOffice/6.0.3.2$Windows_X86_64 LibreOffice_project/8f48d515416608e3a835360314dac7e47fd0b821</meta:generator>
  </office:meta>
</office:document-meta>
</file>